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0.5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68.71pt"/>
    </style:style>
    <style:style style:name="co6" style:family="table-column">
      <style:table-column-properties fo:break-before="auto" style:column-width="69.45pt"/>
    </style:style>
    <style:style style:name="co7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wrap-option="wrap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<text:a xlink:href="https://www.spectrolab.com/DataSheets/cells/PV%20UTJ%20Cell%205-20-10.pdf" xlink:type="simple">Solar Panel characteristics For MPPT Module</text:a>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Switching Frequency</text:p>
          </table:table-cell>
          <table:covered-table-cell table:style-name="ce7"/>
          <table:table-cell table:style-name="ce9" office:value-type="string" calcext:value-type="string" table:number-columns-spanned="2" table:number-rows-spanned="1">
            <text:p>Max Output Voltage Ripple</text:p>
          </table:table-cell>
          <table:covered-table-cell table:style-name="ce7"/>
          <table:table-cell table:style-name="ce9" office:value-type="string" calcext:value-type="string" table:number-columns-spanned="2" table:number-rows-spanned="1">
            <text:p>MPPT Tracking Time(Tmpp)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System Switching Frequency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Max Output Current</text:p>
          </table:table-cell>
          <table:covered-table-cell table:style-name="ce9" office:value-type="string" calcext:value-type="string">
            <text:p>System Switching Frequency</text:p>
          </table:covered-table-cell>
          <table:table-cell table:style-name="ce12" office:value-type="string" calcext:value-type="string" table:number-columns-spanned="2" table:number-rows-spanned="1">
            <text:p>Max Output Voltage</text:p>
          </table:table-cell>
          <table:covered-table-cell table:style-name="ce12"/>
          <table:table-cell table:style-name="ce4" office:value-type="string" calcext:value-type="string" table:number-columns-spanned="2" table:number-rows-spanned="1">
            <text:p>Max Input Voltage Ripple</text:p>
          </table:table-cell>
          <table:covered-table-cell/>
        </table:table-row>
        <table:table-row table:style-name="ro1">
          <table:table-cell office:value-type="string" calcext:value-type="string">
            <text:p>Max Current (Isc)</text:p>
          </table:table-cell>
          <table:table-cell office:value-type="float" office:value="0.972" calcext:value-type="float">
            <text:p>0.972</text:p>
          </table:table-cell>
          <table:table-cell/>
          <table:table-cell table:style-name="ce6" table:number-columns-spanned="2" table:number-rows-spanned="1"/>
          <table:covered-table-cell table:style-name="ce8"/>
          <table:table-cell table:style-name="ce10" table:number-columns-spanned="2" table:number-rows-spanned="1"/>
          <table:covered-table-cell table:style-name="ce8"/>
          <table:table-cell table:style-name="ce10" office:value-type="float" office:value="0.001" calcext:value-type="float" table:number-columns-spanned="2" table:number-rows-spanned="1">
            <text:p>0.001</text:p>
          </table:table-cell>
          <table:covered-table-cell table:style-name="ce8"/>
          <table:table-cell table:style-name="ce13" office:value-type="float" office:value="100000" calcext:value-type="float" table:number-columns-spanned="2" table:number-rows-spanned="1">
            <text:p>100000</text:p>
          </table:table-cell>
          <table:covered-table-cell table:style-name="ce15"/>
          <table:table-cell table:style-name="ce6" office:value-type="float" office:value="0.7" calcext:value-type="float" table:number-columns-spanned="2" table:number-rows-spanned="1">
            <text:p>0.7</text:p>
          </table:table-cell>
          <table:covered-table-cell table:style-name="ce8"/>
          <table:table-cell table:style-name="ce13" office:value-type="float" office:value="3.9" calcext:value-type="float" table:number-columns-spanned="2" table:number-rows-spanned="1">
            <text:p>3.9</text:p>
          </table:table-cell>
          <table:covered-table-cell table:style-name="ce15"/>
          <table:table-cell table:style-name="ce4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Max Voltage (Voc)</text:p>
          </table:table-cell>
          <table:table-cell office:value-type="float" office:value="2.72" calcext:value-type="float">
            <text:p>2.7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 Power Current(Imp)</text:p>
          </table:table-cell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5"/>
          <table:table-cell table:style-name="ce3"/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2">
          <table:table-cell table:style-name="ce4" office:value-type="string" calcext:value-type="string" table:number-columns-spanned="2" table:number-rows-spanned="1">
            <text:p>C4 &lt;=Tmpp*(1/R3)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Cin&gt;=Isc/*Fsw*Vout_rp_max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Inductor (Equation to Long)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Cout&gt;=Isc/Fsw*Vout_rp_mx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Vout Ma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Rs</text:p>
          </table:table-cell>
          <table:covered-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ut </text:p>
          </table:table-cell>
          <table:table-cell table:formula="of:=[.B2]/([.D1]*[.P2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L</text:p>
          </table:table-cell>
          <table:table-cell table:formula="of:=0.5*((9*POWER(10;-9)*[.A3])/(2-[.B4])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Cout</text:p>
          </table:table-cell>
          <table:table-cell table:formula="of:=[.B2]/([.D2]*[.F2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R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s</text:p>
          </table:table-cell>
          <table:table-cell table:formula="of:=0.05/[.L2]" office:value-type="float" office:value="0.0714285714285714" calcext:value-type="float">
            <text:p>0.071428571428572</text:p>
          </table:table-cell>
        </table:table-row>
        <table:table-row table:style-name="ro1">
          <table:table-cell office:value-type="string" calcext:value-type="string">
            <text:p>C4 </text:p>
          </table:table-cell>
          <table:table-cell table:formula="of:=[.H2]*(1/[.B11])" office:value-type="float" office:value="0.000001" calcext:value-type="float">
            <text:p>1E-06</text:p>
          </table:table-cell>
          <table:table-cell table:number-columns-repeated="10"/>
          <table:table-cell office:value-type="string" calcext:value-type="string">
            <text:p>R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Vout Max</text:p>
          </table:table-cell>
          <table:table-cell table:formula="of:=(([.N11]/[.N12])+1)*1.25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Power Used</text:p>
          </table:table-cell>
          <table:table-cell table:formula="of:=([.N13]*[.N13])/([.N12]+[.N11])" office:value-type="float" office:value="0.15625" calcext:value-type="float">
            <text:p>0.15625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Power should be</text:p>
          </table:table-cell>
          <table:table-cell table:formula="of:=0.1*[.N13]*[.Q1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4" office:value-type="string" calcext:value-type="string" table:number-columns-spanned="2" table:number-rows-spanned="1">
            <text:p>Output Voltage Sensing</text:p>
          </table:table-cell>
          <table:covered-table-cell/>
          <table:table-cell table:number-columns-repeated="15"/>
        </table:table-row>
        <table:table-row table:style-name="ro1">
          <table:table-cell office:value-type="string" calcext:value-type="string">
            <text:p>C2</text:p>
          </table:table-cell>
          <table:table-cell table:formula="of:=10*(1/[.J2])*((1/[.N11])+(1/[.N12]))" office:value-type="float" office:value="0.00001" calcext:value-type="float">
            <text:p>1E-05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 style:data-style-name="N2" text:time-value="14:35:41.2895870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8:42:05.268312227</meta:creation-date>
    <meta:generator>LibreOffice/6.0.7.3$Linux_X86_64 LibreOffice_project/00m0$Build-3</meta:generator>
    <dc:date>2020-01-31T18:31:56.567295156</dc:date>
    <meta:editing-duration>PT12H39M23S</meta:editing-duration>
    <meta:editing-cycles>3</meta:editing-cycles>
    <meta:document-statistic meta:table-count="1" meta:cell-count="49" meta:object-count="0"/>
  </office:meta>
</office:document-meta>
</file>